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B0000000C70844669CB86985F3.jpg" manifest:media-type="image/jpe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officeooo:paragraph-rsid="00097100" style:font-name-asian="Calibri" style:font-weight-asian="bold" style:font-name-complex="Times New Roman1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officeooo:paragraph-rsid="00097100" style:font-name-asian="Calibri" style:font-size-asian="18pt" style:font-weight-asian="bold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officeooo:paragraph-rsid="00097100" style:font-name-asian="Calibri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officeooo:paragraph-rsid="00097100" style:font-name-asian="Calibri" style:font-style-asian="italic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officeooo:paragraph-rsid="00097100" style:font-name-asian="Calibri" style:font-size-asian="9pt" style:font-style-asian="italic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officeooo:paragraph-rsid="00097100" style:font-name-asian="Calibri" style:font-size-asian="16pt" style:font-style-asian="italic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officeooo:paragraph-rsid="00097100" style:font-name-asian="Calibri" style:font-size-asian="16pt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officeooo:paragraph-rsid="00097100" style:font-name-asian="Calibri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officeooo:paragraph-rsid="00097100" style:font-name-asian="Calibri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7100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097100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officeooo:paragraph-rsid="00097100" style:font-name-asian="Calibri" style:font-size-asian="5pt" style:font-weight-asian="bold" style:font-name-complex="Times New Roman1"/>
    </style:style>
    <style:style style:name="P1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officeooo:paragraph-rsid="00097100"/>
    </style:style>
    <style:style style:name="P14" style:family="paragraph" style:parent-style-name="Text_20_body">
      <style:paragraph-properties fo:break-before="page"/>
      <style:text-properties officeooo:rsid="000aad1c" officeooo:paragraph-rsid="000aad1c"/>
    </style:style>
    <style:style style:name="P15" style:family="paragraph" style:parent-style-name="Text_20_body">
      <style:text-properties officeooo:rsid="000aad1c" officeooo:paragraph-rsid="000aad1c"/>
    </style:style>
    <style:style style:name="P16" style:family="paragraph" style:parent-style-name="Text_20_body" style:list-style-name="L1">
      <style:text-properties officeooo:rsid="000aad1c" officeooo:paragraph-rsid="000aad1c"/>
    </style:style>
    <style:style style:name="P17" style:family="paragraph" style:parent-style-name="Text_20_body">
      <style:text-properties officeooo:rsid="000b56d5" officeooo:paragraph-rsid="000b56d5"/>
    </style:style>
    <style:style style:name="P18" style:family="paragraph" style:parent-style-name="Text_20_body">
      <style:text-properties officeooo:rsid="000b56d5" officeooo:paragraph-rsid="000e9128"/>
    </style:style>
    <style:style style:name="P19" style:family="paragraph" style:parent-style-name="Text_20_body">
      <style:text-properties officeooo:rsid="000fc47e" officeooo:paragraph-rsid="000e9128"/>
    </style:style>
    <style:style style:name="P20" style:family="paragraph" style:parent-style-name="Text_20_body">
      <style:text-properties officeooo:rsid="000fc47e" officeooo:paragraph-rsid="000fc47e"/>
    </style:style>
    <style:style style:name="P21" style:family="paragraph" style:parent-style-name="Text_20_body">
      <style:text-properties officeooo:rsid="00107e0a" officeooo:paragraph-rsid="00107e0a"/>
    </style:style>
    <style:style style:name="P22" style:family="paragraph" style:parent-style-name="Text_20_body">
      <style:text-properties officeooo:rsid="00110923" officeooo:paragraph-rsid="00110923"/>
    </style:style>
    <style:style style:name="P23" style:family="paragraph" style:parent-style-name="Text_20_body">
      <style:text-properties officeooo:rsid="0011abb0" officeooo:paragraph-rsid="0011abb0"/>
    </style:style>
    <style:style style:name="P24" style:family="paragraph" style:parent-style-name="Preformatted_20_Text" style:list-style-name="L2">
      <style:paragraph-properties fo:margin-top="0cm" fo:margin-bottom="0.499cm" loext:contextual-spacing="false"/>
    </style:style>
    <style:style style:name="P25" style:family="paragraph" style:parent-style-name="Preformatted_20_Text" style:list-style-name="L2">
      <style:paragraph-properties fo:margin-top="0cm" fo:margin-bottom="0.499cm" loext:contextual-spacing="false"/>
      <style:text-properties officeooo:paragraph-rsid="0011abb0"/>
    </style:style>
    <style:style style:name="P26" style:family="paragraph" style:parent-style-name="Preformatted_20_Text" style:list-style-name="L2">
      <style:paragraph-properties fo:margin-top="0cm" fo:margin-bottom="0cm" loext:contextual-spacing="false"/>
    </style:style>
    <style:style style:name="P27" style:family="paragraph" style:parent-style-name="Preformatted_20_Text" style:list-style-name="L2">
      <style:paragraph-properties fo:margin-top="0cm" fo:margin-bottom="0cm" loext:contextual-spacing="false"/>
      <style:text-properties officeooo:paragraph-rsid="0011abb0"/>
    </style:style>
    <style:style style:name="P28" style:family="paragraph" style:parent-style-name="Preformatted_20_Text" style:list-style-name="L2">
      <style:paragraph-properties fo:margin-top="0cm" fo:margin-bottom="0cm" loext:contextual-spacing="false"/>
      <style:text-properties officeooo:rsid="001214bf" officeooo:paragraph-rsid="001214bf"/>
    </style:style>
    <style:style style:name="P29" style:family="paragraph" style:parent-style-name="Preformatted_20_Text">
      <style:paragraph-properties fo:margin-top="0cm" fo:margin-bottom="0cm" loext:contextual-spacing="false" fo:text-align="center" style:justify-single-word="false"/>
      <style:text-properties officeooo:rsid="001214bf" officeooo:paragraph-rsid="001214bf"/>
    </style:style>
    <style:style style:name="T1" style:family="text">
      <style:text-properties style:font-name="Times New Roman" fo:font-weight="bold" style:font-name-asian="Calibri" style:font-weight-asian="bold" style:font-name-complex="Times New Roman1"/>
    </style:style>
    <style:style style:name="T2" style:family="text">
      <style:text-properties style:font-name="Times New Roman" style:font-name-asian="Calibri" style:font-name-complex="Times New Roman1"/>
    </style:style>
    <style:style style:name="T3" style:family="text">
      <style:text-properties style:font-name="Times New Roman" style:font-name-asian="Calibri" style:font-name-complex="Times New Roman1" style:font-style-complex="italic"/>
    </style:style>
    <style:style style:name="T4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6" style:family="text">
      <style:text-properties style:font-name="Times New Roman" fo:font-size="14pt" fo:font-weight="bold" style:font-name-asian="Calibri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Calibri" style:font-size-asian="14pt" style:font-name-complex="Times New Roman1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097100" style:font-name-asian="Calibri" style:font-size-asian="14pt" style:font-weight-asian="bold" style:font-name-complex="Times New Roman1" style:font-size-complex="14pt"/>
    </style:style>
    <style:style style:name="T9" style:family="text">
      <style:text-properties officeooo:rsid="000b56d5"/>
    </style:style>
    <style:style style:name="T10" style:family="text">
      <style:text-properties fo:color="#808000"/>
    </style:style>
    <style:style style:name="T11" style:family="text">
      <style:text-properties fo:color="#c0c0c0"/>
    </style:style>
    <style:style style:name="T12" style:family="text">
      <style:text-properties fo:color="#00677c"/>
    </style:style>
    <style:style style:name="T13" style:family="text">
      <style:text-properties fo:color="#00677c" fo:font-weight="bold"/>
    </style:style>
    <style:style style:name="T14" style:family="text">
      <style:text-properties fo:color="#092e64"/>
    </style:style>
    <style:style style:name="T15" style:family="text">
      <style:text-properties fo:color="#000080"/>
    </style:style>
    <style:style style:name="T16" style:family="text">
      <style:text-properties fo:color="#000080" officeooo:rsid="0011abb0"/>
    </style:style>
    <style:style style:name="T17" style:family="text">
      <style:text-properties fo:color="#800080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0"><text:span text:style-name="T1">Министерство науки и высшего образования Российской Федерации</text:span></text:p>
            <text:p text:style-name="P10"><text:span text:style-name="T1">Федеральное государственное бюджетное образовательное учреждение </text:span></text:p>
            <text:p text:style-name="P10"><text:span text:style-name="T1">высшего образования</text:span></text:p>
            <text:p text:style-name="P13"><text:span text:style-name="T1">«Московский государственный технический университет</text:span></text:p>
            <text:p text:style-name="P13"><text:span text:style-name="T1">имени Н.Э. Баумана</text:span></text:p>
            <text:p text:style-name="P10"><text:span text:style-name="T1">(национальный исследовательский университет)»</text:span></text:p>
            <text:p text:style-name="P10"><text:span text:style-name="T1">(МГТУ им. Н.Э. Баумана)</text:span></text:p>
          </table:table-cell>
        </table:table-row>
      </table:table>
      <text:p text:style-name="P12"/>
      <text:p text:style-name="P2"/>
      <text:p text:style-name="P11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3"/>
      <text:p text:style-name="P11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4"/>
      <text:p text:style-name="P5"/>
      <text:p text:style-name="P6"/>
      <text:p text:style-name="P6"/>
      <text:p text:style-name="P6"/>
      <text:p text:style-name="P6"/>
      <text:p text:style-name="P7"/>
      <text:p text:style-name="P10"><text:span text:style-name="T6">Лабораторная работа № </text:span><text:span text:style-name="T8">1</text:span></text:p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/>
            <text:p text:style-name="P11"><text:span text:style-name="T6">Тема <text:s/></text:span><text:span text:style-name="T8">Решение дифференциальных уравнений</text:span></text:p>
            <text:p text:style-name="P9"/>
            <text:p text:style-name="P9"/>
            <text:p text:style-name="P11"><text:span text:style-name="T6">Студент </text:span><text:span text:style-name="T8">Сушина А.Д.</text:span></text:p>
            <text:p text:style-name="P9"/>
            <text:p text:style-name="P11"><text:span text:style-name="T6">Группа <text:s/></text:span><text:span text:style-name="T8">ИУ7-61Б</text:span></text:p>
            <text:p text:style-name="P9"/>
            <text:p text:style-name="P11"><text:span text:style-name="T6">Оценка (баллы) _______________</text:span></text:p>
            <text:p text:style-name="P9"/>
            <text:p text:style-name="P11"><text:span text:style-name="T6">Преподаватель </text:span><text:span text:style-name="T8">Градов В.М.</text:span></text:p>
          </table:table-cell>
          <table:table-cell table:style-name="Таблица2.A1" office:value-type="string"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8"/>
      <text:p text:style-name="P8"/>
      <text:p text:style-name="P8"/>
      <text:p text:style-name="P8"/>
      <text:p text:style-name="P4"/>
      <text:p text:style-name="P4"/>
      <text:p text:style-name="P10"><text:span text:style-name="T7">Москва. <text:s/></text:span></text:p>
      <text:p text:style-name="P10"><text:span text:style-name="T7">2020</text:span><text:bookmark text:name="_GoBack"/><text:span text:style-name="T7"> г.</text:span></text:p>
      <text:p text:style-name="P14">Целью лабораторной работы является анализ и сравнение численных методов и приближенного аналитического метода Пикара. </text:p>
      <text:p text:style-name="P15">Для достижения этой цели были поставлены следующие задачи:</text:p>
      <text:list xml:id="list2112528459" text:style-name="L1">
        <text:list-item>
          <text:p text:style-name="P16">Вычислить 3 и 4 приближения по методу Пикара для решения заданного дифференциального уравнения.</text:p>
        </text:list-item>
        <text:list-item>
          <text:p text:style-name="P16">Реализовать явный и неявный численные методы решения <text:span text:style-name="T9">того же</text:span> уравнения.</text:p>
        </text:list-item>
        <text:list-item>
          <text:p text:style-name="P16">Реализовать программу, вычисляющую значения функции u(x), вычисленные предыдущими двумя методами, для всех значений аргумента из введенного интервала. </text:p>
        </text:list-item>
      </text:list>
      <text:p text:style-name="P15"/>
      <text:p text:style-name="P15">Существует задача Коши </text:p>
      <text:p text:style-name="P15"><draw:frame draw:style-name="fr2" draw:name="Объект3" text:anchor-type="as-char" svg:y="-0.579cm" svg:width="2.701cm" svg:height="1.037cm" draw:z-index="1"><draw:object xlink:href="./Object 3" xlink:type="simple" xlink:show="embed" xlink:actuate="onLoad"/><draw:image xlink:href="./ObjectReplacements/Object 3" xlink:type="simple" xlink:show="embed" xlink:actuate="onLoad"/></draw:frame><text:s/><text:span text:style-name="T9">(1) </text:span></text:p>
      <text:p text:style-name="P17">Аналитического решения данной системы нет. Однако эту задачу можно решить методом Пикара. <text:s/>Общая формула n-го приближения по методу Пикара:</text:p>
      <text:p text:style-name="P17"><draw:frame draw:style-name="fr2" draw:name="Объект1" text:anchor-type="as-char" svg:y="-0.953cm" svg:width="5.189cm" svg:height="1.767cm" draw:z-index="2"><draw:object xlink:href="./Object 1" xlink:type="simple" xlink:show="embed" xlink:actuate="onLoad"/><draw:image xlink:href="./ObjectReplacements/Object 1" xlink:type="simple" xlink:show="embed" xlink:actuate="onLoad"/></draw:frame>(2)</text:p>
      <text:p text:style-name="P17">Рассмотрим следующую систему уравнений: </text:p>
      <text:p text:style-name="P17"><draw:frame draw:style-name="fr2" draw:name="Объект4" text:anchor-type="as-char" svg:y="-0.603cm" svg:width="2.496cm" svg:height="1.087cm" draw:z-index="3"><draw:object xlink:href="./Object 4" xlink:type="simple" xlink:show="embed" xlink:actuate="onLoad"/><draw:image xlink:href="./ObjectReplacements/Object 4" xlink:type="simple" xlink:show="embed" xlink:actuate="onLoad"/></draw:frame>(3)</text:p>
      <text:p text:style-name="P17">Тогда </text:p>
      <text:p text:style-name="P17"><draw:frame draw:style-name="fr2" draw:name="Объект2" text:anchor-type="as-char" svg:y="-0.743cm" svg:width="4.057cm" svg:height="1.19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draw:frame draw:style-name="fr2" draw:name="Объект5" text:anchor-type="as-char" svg:y="-0.743cm" svg:width="5.644cm" svg:height="1.19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7"><draw:frame draw:style-name="fr2" draw:name="Объект6" text:anchor-type="as-char" svg:y="-0.743cm" svg:width="9.449cm" svg:height="1.19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7"><draw:frame draw:style-name="fr2" draw:name="Объект7" text:anchor-type="as-char" svg:y="-0.743cm" svg:width="18.117cm" svg:height="1.19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7"><draw:frame draw:style-name="fr2" draw:name="Объект8" text:anchor-type="as-char" svg:y="-0.681cm" svg:width="18.399cm" svg:height="1.118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7"><draw:frame draw:style-name="fr2" draw:name="Объект9" text:anchor-type="as-char" svg:y="-0.743cm" svg:width="16.916cm" svg:height="1.198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7"><draw:frame draw:style-name="fr2" draw:name="Объект10" text:anchor-type="as-char" svg:y="-0.681cm" svg:width="3.392cm" svg:height="1.118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><text:soft-page-break/><draw:frame draw:style-name="fr2" draw:name="Объект11" text:anchor-type="as-char" svg:y="-0.681cm" svg:width="17.642cm" svg:height="1.11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8"><draw:frame draw:style-name="fr2" draw:name="Объект12" text:anchor-type="as-char" svg:y="-0.681cm" svg:width="8.193cm" svg:height="1.118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18"><draw:frame draw:style-name="fr2" draw:name="Объект13" text:anchor-type="as-char" svg:y="-0.681cm" svg:width="17.318cm" svg:height="1.1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9"/>
      <text:p text:style-name="P20">Также эту задачу можно решить численными методами.</text:p>
      <text:p text:style-name="P20">Общая формула для явного численного метода: </text:p>
      <text:p text:style-name="P20"><draw:frame draw:style-name="fr2" draw:name="Объект14" text:anchor-type="as-char" svg:y="-0.386cm" svg:width="3.949cm" svg:height="0.542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21">Для неявного метода: </text:p>
      <text:p text:style-name="P21"><draw:frame draw:style-name="fr2" draw:name="Объект15" text:anchor-type="as-char" svg:y="-0.386cm" svg:width="4.844cm" svg:height="0.542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21">Подставим в уравнение <draw:frame draw:style-name="fr2" draw:name="Объект16" text:anchor-type="as-char" svg:y="-0.437cm" svg:width="2.833cm" svg:height="0.557cm" draw:z-index="16"><draw:object xlink:href="./Object 16" xlink:type="simple" xlink:show="embed" xlink:actuate="onLoad"/><draw:image xlink:href="./ObjectReplacements/Object 16" xlink:type="simple" xlink:show="embed" xlink:actuate="onLoad"/></draw:frame><text:s/>и выразим <draw:frame draw:style-name="fr2" draw:name="Объект17" text:anchor-type="as-char" svg:y="-0.377cm" svg:width="0.898cm" svg:height="0.531cm" draw:z-index="17"><draw:object xlink:href="./Object 17" xlink:type="simple" xlink:show="embed" xlink:actuate="onLoad"/><draw:image xlink:href="./ObjectReplacements/Object 17" xlink:type="simple" xlink:show="embed" xlink:actuate="onLoad"/></draw:frame>.</text:p>
      <text:p text:style-name="P21"><draw:frame draw:style-name="fr2" draw:name="Объект18" text:anchor-type="as-char" svg:y="-0.437cm" svg:width="4.397cm" svg:height="0.591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><draw:frame draw:style-name="fr2" draw:name="Объект19" text:anchor-type="as-char" svg:y="-0.619cm" svg:width="5.332cm" svg:height="0.998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<draw:frame draw:style-name="fr2" draw:name="Объект20" text:anchor-type="as-char" svg:y="-0.774cm" svg:width="4.865cm" svg:height="1.154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22">Для сохранения непрерывности выбирем меньший корень. Также необходимо учитывать, что для обоих численных методов при x0 = 0 , y0 =0.</text:p>
      <text:p text:style-name="P23">Листинг программы: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9">Листинг 1. Функции реализации метода Пикара и численных методов</text:p>
            <text:list xml:id="list2140278028" text:style-name="L2">
              <text:list-header>
                <text:p text:style-name="P28"/>
              </text:list-header>
              <text:list-item>
                <text:p text:style-name="P26"><text:span text:style-name="T10">double</text:span><text:span text:style-name="T11"> </text:span><text:span text:style-name="T13">F</text:span>(<text:span text:style-name="T11"> </text:span><text:span text:style-name="T10">double</text:span><text:span text:style-name="T11"> </text:span><text:span text:style-name="T14">x</text:span>,<text:span text:style-name="T11"> </text:span><text:span text:style-name="T10">double</text:span><text:span text:style-name="T11"> </text:span><text:span text:style-name="T14">u</text:span>)<text:span text:style-name="T11"> </text:span>{</text:p>
              </text:list-item>
              <text:list-item>
                <text:p text:style-name="P26"><text:span text:style-name="T11"><text:s text:c="4"/></text:span><text:span text:style-name="T10">return</text:span><text:span text:style-name="T11"> </text:span><text:span text:style-name="T14">x</text:span>*<text:span text:style-name="T14">x</text:span><text:span text:style-name="T11"> </text:span>+<text:span text:style-name="T11"> </text:span><text:span text:style-name="T14">u</text:span>*<text:span text:style-name="T14">u</text:span>;</text:p>
              </text:list-item>
              <text:list-item>
                <text:p text:style-name="P24">}</text:p>
              </text:list-item>
              <text:list-item>
                <text:p text:style-name="P26"><text:span text:style-name="T10">double</text:span><text:span text:style-name="T11"> </text:span><text:span text:style-name="T13">pikar1</text:span>(<text:span text:style-name="T10">double</text:span><text:span text:style-name="T11"> </text:span><text:span text:style-name="T14">x</text:span>)<text:span text:style-name="T11"> </text:span>{</text:p>
              </text:list-item>
              <text:list-item>
                <text:p text:style-name="P26"><text:span text:style-name="T11"><text:s text:c="4"/></text:span><text:span text:style-name="T10">return</text:span><text:span text:style-name="T11"> </text:span><text:span text:style-name="T12">pow</text:span>(<text:span text:style-name="T14">x</text:span>,<text:span text:style-name="T11"> </text:span><text:span text:style-name="T15">3</text:span>)/<text:span text:style-name="T15">3.0</text:span>;</text:p>
              </text:list-item>
              <text:list-item>
                <text:p text:style-name="P24">}</text:p>
              </text:list-item>
              <text:list-item>
                <text:p text:style-name="P26"><text:span text:style-name="T10">double</text:span><text:span text:style-name="T11"> </text:span><text:span text:style-name="T13">pikar2</text:span>(<text:span text:style-name="T10">double</text:span><text:span text:style-name="T11"> </text:span><text:span text:style-name="T14">x</text:span>)<text:span text:style-name="T11"> </text:span>{</text:p>
              </text:list-item>
              <text:list-item>
                <text:p text:style-name="P26"><text:span text:style-name="T11"><text:s text:c="4"/></text:span><text:span text:style-name="T10">return</text:span><text:span text:style-name="T11"> </text:span><text:span text:style-name="T12">pow</text:span>(<text:span text:style-name="T14">x</text:span>,<text:span text:style-name="T11"> </text:span><text:span text:style-name="T15">3</text:span>)<text:span text:style-name="T11"> </text:span>/<text:span text:style-name="T11"> </text:span><text:span text:style-name="T15">3.0</text:span><text:span text:style-name="T11"> </text:span>*<text:span text:style-name="T11"> </text:span>(<text:span text:style-name="T15">1</text:span><text:span text:style-name="T11"> </text:span>+<text:span text:style-name="T11"> </text:span><text:span text:style-name="T12">pow</text:span>(<text:span text:style-name="T14">x</text:span>,<text:span text:style-name="T11"> </text:span><text:span text:style-name="T15">4</text:span>)<text:span text:style-name="T11"> </text:span>/<text:span text:style-name="T11"> </text:span><text:span text:style-name="T15">21.0</text:span>);</text:p>
                <text:p text:style-name="P25">}</text:p>
              </text:list-item>
              <text:list-item>
                <text:p text:style-name="P25"><text:span text:style-name="T10">double</text:span><text:span text:style-name="T11"> </text:span><text:span text:style-name="T13">pikar3</text:span>(<text:span text:style-name="T10">double</text:span><text:span text:style-name="T11"> </text:span><text:span text:style-name="T14">x</text:span>)<text:span text:style-name="T11"> </text:span>{</text:p>
              </text:list-item>
              <text:list-item>
                <text:p text:style-name="P26"><text:span text:style-name="T11"><text:s text:c="4"/></text:span><text:span text:style-name="T10">return</text:span><text:span text:style-name="T11"> </text:span><text:span text:style-name="T12">pow</text:span>(<text:span text:style-name="T14">x</text:span>,<text:span text:style-name="T11"> </text:span><text:span text:style-name="T15">3</text:span>)<text:span text:style-name="T11"> </text:span>/<text:span text:style-name="T11"> </text:span><text:span text:style-name="T15">3.0</text:span><text:span text:style-name="T11"> </text:span>*<text:span text:style-name="T11"> </text:span>(<text:span text:style-name="T15">1.0</text:span><text:span text:style-name="T11"> </text:span>+</text:p>
              </text:list-item>
              <text:list-item>
                <text:p text:style-name="P26"><text:span text:style-name="T11"><text:s text:c="28"/></text:span><text:span text:style-name="T15">1.0</text:span>/<text:span text:style-name="T15">21.0</text:span><text:span text:style-name="T11"> </text:span>*<text:span text:style-name="T11"> </text:span><text:span text:style-name="T12">pow</text:span>(<text:span text:style-name="T14">x</text:span>,<text:span text:style-name="T11"> </text:span><text:span text:style-name="T15">4</text:span>)<text:span text:style-name="T11"> </text:span>+</text:p>
              </text:list-item>
              <text:list-item>
                <text:p text:style-name="P26"><text:span text:style-name="T11"><text:s text:c="28"/></text:span><text:span text:style-name="T15">2.0</text:span>/<text:span text:style-name="T15">693.0</text:span><text:span text:style-name="T11"> </text:span>*<text:span text:style-name="T11"> </text:span><text:span text:style-name="T12">pow</text:span>(<text:span text:style-name="T14">x</text:span>,<text:span text:style-name="T11"> </text:span><text:span text:style-name="T15">8</text:span>)<text:span text:style-name="T11"> </text:span>+</text:p>
              </text:list-item>
              <text:list-item>
                <text:p text:style-name="P26"><text:span text:style-name="T11"><text:s text:c="28"/></text:span><text:span text:style-name="T15">1.0</text:span>/<text:span text:style-name="T15">19845.0</text:span><text:span text:style-name="T11"> </text:span>*<text:span text:style-name="T11"> </text:span><text:span text:style-name="T12">pow</text:span>(<text:span text:style-name="T14">x</text:span>,<text:span text:style-name="T11"> </text:span><text:span text:style-name="T15">12</text:span>));</text:p>
              </text:list-item>
              <text:list-item>
                <text:p text:style-name="P24">}</text:p>
              </text:list-item>
              <text:list-item>
                <text:p text:style-name="P26"><text:soft-page-break/><text:span text:style-name="T10">double</text:span><text:span text:style-name="T11"> </text:span><text:span text:style-name="T13">pikar4</text:span>(<text:span text:style-name="T10">double</text:span><text:span text:style-name="T11"> </text:span><text:span text:style-name="T14">x</text:span>)<text:span text:style-name="T11"> </text:span>{</text:p>
              </text:list-item>
              <text:list-item>
                <text:p text:style-name="P27"><text:span text:style-name="T11"><text:s text:c="4"/></text:span><text:span text:style-name="T10">return</text:span><text:span text:style-name="T11"> </text:span>(<text:span text:style-name="T12">pow</text:span>(<text:span text:style-name="T14">x</text:span>,<text:span text:style-name="T15">3</text:span>)/<text:span text:style-name="T15">3.0</text:span><text:span text:style-name="T11"> </text:span>+<text:span text:style-name="T11"> </text:span></text:p>
              </text:list-item>
              <text:list-item>
                <text:p text:style-name="P27"><text:span text:style-name="T11"><text:s text:c="12"/></text:span><text:span text:style-name="T12">pow</text:span>(<text:span text:style-name="T14">x</text:span>,<text:span text:style-name="T15">7</text:span>)/<text:span text:style-name="T15">63.0</text:span><text:span text:style-name="T11"> </text:span>+<text:span text:style-name="T11"> </text:span></text:p>
              </text:list-item>
              <text:list-item>
                <text:p text:style-name="P27"><text:span text:style-name="T11"><text:s text:c="12"/></text:span><text:span text:style-name="T12">pow</text:span>(<text:span text:style-name="T14">x</text:span>,<text:span text:style-name="T15">11</text:span>)/<text:span text:style-name="T15">2079.0</text:span>*<text:span text:style-name="T15">2.0</text:span><text:span text:style-name="T11"> </text:span>+</text:p>
              </text:list-item>
              <text:list-item>
                <text:p text:style-name="P27"><text:span text:style-name="T11"><text:s text:c="12"/></text:span><text:span text:style-name="T12">pow</text:span>(<text:span text:style-name="T14">x</text:span>,<text:span text:style-name="T15">15</text:span>)/<text:span text:style-name="T15">218295.0</text:span>*<text:span text:style-name="T15">13</text:span><text:span text:style-name="T11"> </text:span>+<text:span text:style-name="T11"> </text:span></text:p>
              </text:list-item>
              <text:list-item>
                <text:p text:style-name="P27"><text:span text:style-name="T11"><text:s text:c="12"/></text:span><text:span text:style-name="T12">pow</text:span>(<text:span text:style-name="T14">x</text:span>,<text:span text:style-name="T15">19</text:span>)/<text:span text:style-name="T15">441.0</text:span>/<text:span text:style-name="T15">84645.0</text:span>*<text:span text:style-name="T15">82.0</text:span><text:span text:style-name="T11"> </text:span>+</text:p>
              </text:list-item>
              <text:list-item>
                <text:p text:style-name="P27"><text:span text:style-name="T11"><text:s text:c="12"/></text:span><text:span text:style-name="T12">pow</text:span>(<text:span text:style-name="T14">x</text:span>,<text:span text:style-name="T15">23</text:span>)/<text:span text:style-name="T15">68607.0</text:span>/<text:span text:style-name="T15">152145.0</text:span>*<text:span text:style-name="T15">662.0</text:span><text:span text:style-name="T11"> </text:span>+<text:span text:style-name="T11"> </text:span></text:p>
              </text:list-item>
              <text:list-item>
                <text:p text:style-name="P27"><text:span text:style-name="T12"><text:s text:c="12"/>pow</text:span>(<text:span text:style-name="T14">x</text:span>,<text:span text:style-name="T15">27</text:span>)/<text:span text:style-name="T12">pow</text:span>(<text:span text:style-name="T15">3</text:span>,<text:span text:style-name="T15">11</text:span>)/<text:span text:style-name="T15">18865.0</text:span>*<text:span text:style-name="T15">4.0 </text:span><text:span text:style-name="T16">+ </text:span></text:p>
              </text:list-item>
              <text:list-item>
                <text:p text:style-name="P27"><text:span text:style-name="T16"><text:s text:c="12"/></text:span><text:span text:style-name="T12">pow</text:span>(<text:span text:style-name="T14">x</text:span>,<text:span text:style-name="T15">31</text:span>)/<text:span text:style-name="T15">194481.0</text:span>/<text:span text:style-name="T15">564975.0</text:span>);</text:p>
              </text:list-item>
              <text:list-item>
                <text:p text:style-name="P24">}</text:p>
              </text:list-item>
              <text:list-item>
                <text:p text:style-name="P26"><text:span text:style-name="T17">vector</text:span>&lt;<text:span text:style-name="T10">double</text:span>&gt;<text:span text:style-name="T11"> </text:span><text:span text:style-name="T13">yavnii</text:span>(<text:span text:style-name="T17">vector</text:span>&lt;<text:span text:style-name="T10">double</text:span>&gt;<text:span text:style-name="T11"> </text:span>&amp;<text:span text:style-name="T14">x</text:span>,<text:span text:style-name="T11"> </text:span><text:span text:style-name="T10">double</text:span><text:span text:style-name="T11"> </text:span><text:span text:style-name="T14">step</text:span>)<text:span text:style-name="T11"> </text:span>{</text:p>
              </text:list-item>
              <text:list-item>
                <text:p text:style-name="P26"><text:span text:style-name="T11"><text:s text:c="4"/></text:span><text:span text:style-name="T17">vector</text:span>&lt;<text:span text:style-name="T10">double</text:span>&gt;<text:span text:style-name="T11"> </text:span><text:span text:style-name="T14">y</text:span>;</text:p>
              </text:list-item>
              <text:list-item>
                <text:p text:style-name="P26"><text:span text:style-name="T11"><text:s text:c="4"/></text:span><text:span text:style-name="T14">y</text:span>.<text:span text:style-name="T12">resize</text:span>(<text:span text:style-name="T14">x</text:span>.<text:span text:style-name="T12">size</text:span>());</text:p>
              </text:list-item>
              <text:list-item>
                <text:p text:style-name="P26"><text:span text:style-name="T11"><text:s text:c="4"/></text:span><text:span text:style-name="T14">y</text:span>[<text:span text:style-name="T15">0</text:span>]<text:span text:style-name="T11"> </text:span>=<text:span text:style-name="T11"> </text:span><text:span text:style-name="T15">0</text:span>;</text:p>
              </text:list-item>
              <text:list-item>
                <text:p text:style-name="P26"><text:span text:style-name="T11"><text:s text:c="4"/></text:span><text:span text:style-name="T10">for</text:span><text:span text:style-name="T11"> </text:span>(<text:span text:style-name="T10">int</text:span><text:span text:style-name="T11"> </text:span><text:span text:style-name="T14">i</text:span><text:span text:style-name="T11"> </text:span>=<text:span text:style-name="T11"> </text:span><text:span text:style-name="T15">1</text:span>;<text:span text:style-name="T11"> </text:span><text:span text:style-name="T14">i</text:span><text:span text:style-name="T11"> </text:span>&lt;<text:span text:style-name="T11"> </text:span><text:span text:style-name="T14">x</text:span>.<text:span text:style-name="T12">size</text:span>();<text:span text:style-name="T11"> </text:span><text:span text:style-name="T14">i</text:span>++)<text:span text:style-name="T11"> </text:span>{</text:p>
              </text:list-item>
              <text:list-item>
                <text:p text:style-name="P26"><text:span text:style-name="T11"><text:s text:c="8"/></text:span><text:span text:style-name="T14">y</text:span>[<text:span text:style-name="T14">i</text:span>]<text:span text:style-name="T11"> </text:span>=<text:span text:style-name="T11"> </text:span><text:span text:style-name="T14">y</text:span>[<text:span text:style-name="T14">i</text:span>-<text:span text:style-name="T15">1</text:span>]<text:span text:style-name="T11"> </text:span>+<text:span text:style-name="T11"> </text:span><text:span text:style-name="T14">step</text:span><text:span text:style-name="T11"> </text:span>*<text:span text:style-name="T11"> </text:span><text:span text:style-name="T12">F</text:span>(<text:span text:style-name="T14">x</text:span>[<text:span text:style-name="T14">i</text:span>-<text:span text:style-name="T15">1</text:span>],<text:span text:style-name="T11"> </text:span><text:span text:style-name="T14">y</text:span>[<text:span text:style-name="T14">i</text:span>-<text:span text:style-name="T15">1</text:span>]);</text:p>
              </text:list-item>
              <text:list-item>
                <text:p text:style-name="P26"><text:span text:style-name="T11"><text:s text:c="4"/></text:span>}</text:p>
              </text:list-item>
              <text:list-item>
                <text:p text:style-name="P26"><text:span text:style-name="T11"><text:s text:c="4"/></text:span><text:span text:style-name="T10">return</text:span><text:span text:style-name="T11"> </text:span><text:span text:style-name="T14">y</text:span>;</text:p>
              </text:list-item>
              <text:list-item>
                <text:p text:style-name="P24">}</text:p>
              </text:list-item>
              <text:list-item>
                <text:p text:style-name="P26"><text:span text:style-name="T17">vector</text:span>&lt;<text:span text:style-name="T10">double</text:span>&gt;<text:span text:style-name="T11"> </text:span><text:span text:style-name="T13">neyavnii</text:span>(<text:span text:style-name="T17">vector</text:span>&lt;<text:span text:style-name="T10">double</text:span>&gt;<text:span text:style-name="T11"> </text:span>&amp;<text:span text:style-name="T14">x</text:span>,<text:span text:style-name="T11"> </text:span><text:span text:style-name="T10">double</text:span><text:span text:style-name="T11"> </text:span><text:span text:style-name="T14">step</text:span>)<text:span text:style-name="T11"> </text:span>{</text:p>
              </text:list-item>
              <text:list-item>
                <text:p text:style-name="P26"><text:span text:style-name="T11"><text:s text:c="4"/></text:span><text:span text:style-name="T17">vector</text:span>&lt;<text:span text:style-name="T10">double</text:span>&gt;<text:span text:style-name="T11"> </text:span><text:span text:style-name="T14">y</text:span>;</text:p>
              </text:list-item>
              <text:list-item>
                <text:p text:style-name="P26"><text:span text:style-name="T11"><text:s text:c="4"/></text:span><text:span text:style-name="T14">y</text:span>.<text:span text:style-name="T12">resize</text:span>(<text:span text:style-name="T14">x</text:span>.<text:span text:style-name="T12">size</text:span>());</text:p>
              </text:list-item>
              <text:list-item>
                <text:p text:style-name="P26"><text:span text:style-name="T11"><text:s text:c="4"/></text:span><text:span text:style-name="T14">y</text:span>[<text:span text:style-name="T15">0</text:span>]<text:span text:style-name="T11"> </text:span>=<text:span text:style-name="T11"> </text:span><text:span text:style-name="T15">0</text:span>;</text:p>
              </text:list-item>
              <text:list-item>
                <text:p text:style-name="P26"><text:span text:style-name="T11"><text:s text:c="4"/></text:span><text:span text:style-name="T10">for</text:span><text:span text:style-name="T11"> </text:span>(<text:span text:style-name="T10">int</text:span><text:span text:style-name="T11"> </text:span><text:span text:style-name="T14">i</text:span><text:span text:style-name="T11"> </text:span>=<text:span text:style-name="T11"> </text:span><text:span text:style-name="T15">1</text:span>;<text:span text:style-name="T11"> </text:span><text:span text:style-name="T14">i</text:span><text:span text:style-name="T11"> </text:span>&lt;<text:span text:style-name="T11"> </text:span><text:span text:style-name="T14">x</text:span>.<text:span text:style-name="T12">size</text:span>();<text:span text:style-name="T11"> </text:span><text:span text:style-name="T14">i</text:span>++)<text:span text:style-name="T11"> </text:span>{</text:p>
              </text:list-item>
              <text:list-item>
                <text:p text:style-name="P27"><text:span text:style-name="T11"><text:s text:c="8"/></text:span><text:span text:style-name="T14">y</text:span>[<text:span text:style-name="T14">i</text:span>]<text:span text:style-name="T11"> </text:span>=<text:span text:style-name="T11"> </text:span><text:span text:style-name="T15">1.0</text:span>/<text:span text:style-name="T15">2.0</text:span>/<text:span text:style-name="T14">step</text:span><text:span text:style-name="T11"> </text:span>-<text:span text:style-name="T11"> </text:span></text:p>
              </text:list-item>
              <text:list-item>
                <text:p text:style-name="P27"><text:span text:style-name="T11"><text:s text:c="15"/></text:span><text:span text:style-name="T12">sqrt</text:span>(<text:span text:style-name="T15">1.0</text:span>/<text:span text:style-name="T15">4.0</text:span>/<text:span text:style-name="T14">step</text:span>/<text:span text:style-name="T14">step</text:span><text:span text:style-name="T11"> </text:span>-<text:span text:style-name="T11"> </text:span></text:p>
              </text:list-item>
              <text:list-item>
                <text:p text:style-name="P27"><text:span text:style-name="T11"><text:s text:c="20"/></text:span><text:span text:style-name="T14">y</text:span>[<text:span text:style-name="T14">i</text:span>-<text:span text:style-name="T15">1</text:span>]/<text:span text:style-name="T14">step</text:span><text:span text:style-name="T11"> </text:span>-<text:span text:style-name="T11"> </text:span></text:p>
              </text:list-item>
              <text:list-item>
                <text:p text:style-name="P27"><text:span text:style-name="T11"><text:s text:c="20"/></text:span><text:span text:style-name="T14">x</text:span>[<text:span text:style-name="T14">i</text:span>]*<text:span text:style-name="T14">x</text:span>[<text:span text:style-name="T14">i</text:span>]);</text:p>
              </text:list-item>
              <text:list-item>
                <text:p text:style-name="P26"><text:span text:style-name="T11"><text:s text:c="4"/></text:span>}</text:p>
              </text:list-item>
              <text:list-item>
                <text:p text:style-name="P26"><text:span text:style-name="T11"><text:s text:c="4"/></text:span><text:span text:style-name="T10">return</text:span><text:span text:style-name="T11"> </text:span><text:span text:style-name="T14">y</text:span>;</text:p>
              </text:list-item>
              <text:list-item>
                <text:p text:style-name="P24">}</text:p>
              </text:list-item>
            </text:list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1:41:19.744023302</meta:creation-date>
    <dc:date>2020-02-18T00:37:02.469221838</dc:date>
    <meta:editing-duration>PT6M26S</meta:editing-duration>
    <meta:editing-cycles>2</meta:editing-cycles>
    <meta:generator>LibreOffice/6.0.7.3$Linux_X86_64 LibreOffice_project/00m0$Build-3</meta:generator>
    <meta:document-statistic meta:table-count="3" meta:image-count="1" meta:object-count="20" meta:page-count="4" meta:paragraph-count="97" meta:word-count="410" meta:character-count="3062" meta:non-whitespace-character-count="2448"/>
  </office:meta>
</office:document-meta>
</file>

<file path=Object 1/content.xml><?xml version="1.0" encoding="utf-8"?>
<math xmlns="http://www.w3.org/1998/Math/MathML" display="block">
  <semantics>
    <mtable>
      <mtr>
        <mtd>
          <mrow>
            <msup>
              <mi>y</mi>
              <mrow>
                <mo fence="true" stretchy="false">(</mo>
                <mrow>
                  <mi>i</mi>
                </mrow>
                <mo fence="true" stretchy="false">)</mo>
              </mrow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η</mi>
                <mo stretchy="false">+</mo>
                <mrow>
                  <munderover>
                    <mo stretchy="false">∫</mo>
                    <mn>0</mn>
                    <mi>x</mi>
                  </munderover>
                  <mi>f</mi>
                </mrow>
              </mrow>
            </mrow>
            <mrow>
              <mo fence="true" stretchy="false">(</mo>
              <mrow>
                <mrow>
                  <mi>t</mi>
                  <mi>,</mi>
                  <msup>
                    <mi>y</mi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i mathvariant="italic">dt</mi>
          </mrow>
        </mtd>
      </mtr>
      <mtr>
        <mtd>
          <mrow>
            <msup>
              <mi>y</mi>
              <mrow>
                <mo fence="true" stretchy="false">(</mo>
                <mrow>
                  <mn>0</mn>
                </mrow>
                <mo fence="true" stretchy="false">)</mo>
              </mrow>
            </msup>
            <mo stretchy="false">=</mo>
            <mi>η</mi>
          </mrow>
        </mtd>
      </mtr>
    </mtable>
    <annotation encoding="StarMath 5.0">binom {y^{ (i) }( x ) = %eta + int from 0 to x f(t, y^{(i-1)}(t))dt} { y^{ (0) } = %eta  }</annotation>
  </semantics>
</math>
</file>

<file path=Object 10/content.xml><?xml version="1.0" encoding="utf-8"?>
<math xmlns="http://www.w3.org/1998/Math/MathML" display="block">
  <semantics>
    <mrow>
      <mrow>
        <mo stretchy="false">+</mo>
        <mrow>
          <mo fence="true" stretchy="false">[</mo>
          <mrow>
            <mfrac>
              <mrow>
                <mn>4</mn>
                <msup>
                  <mi>t</mi>
                  <mn>26</mn>
                </msup>
              </mrow>
              <mrow>
                <mn>11</mn>
                <mo stretchy="false">∗</mo>
                <msup>
                  <mn>7</mn>
                  <mn>3</mn>
                </msup>
                <mo stretchy="false">∗</mo>
                <mn>5</mn>
                <mo stretchy="false">∗</mo>
                <msup>
                  <mn>3</mn>
                  <mn>8</mn>
                </msup>
              </mrow>
            </mfrac>
          </mrow>
          <mo fence="true" stretchy="false">]</mo>
        </mrow>
      </mrow>
      <mi mathvariant="italic">dt</mi>
    </mrow>
    <annotation encoding="StarMath 5.0">+[{{4t^26} over {11*7^3*5*3^8}} ] dt </annotation>
  </semantics>
</math>
</file>

<file path=Object 11/content.xml><?xml version="1.0" encoding="utf-8"?>
<math xmlns="http://www.w3.org/1998/Math/MathML" display="block">
  <semantics>
    <mrow>
      <msup>
        <mi>y</mi>
        <mrow>
          <mo fence="true" stretchy="false">(</mo>
          <mrow>
            <mn>4</mn>
          </mrow>
          <mo fence="true" stretchy="false">)</mo>
        </mrow>
      </msup>
      <mo stretchy="false">=</mo>
      <mrow>
        <mfrac>
          <msup>
            <mi>x</mi>
            <mn>3</mn>
          </msup>
          <mn>3</mn>
        </mfrac>
        <mo stretchy="false">+</mo>
        <mfrac>
          <msup>
            <mi>x</mi>
            <mn>7</mn>
          </msup>
          <mrow>
            <mn>7</mn>
            <mo stretchy="false">∗</mo>
            <msup>
              <mn>3</mn>
              <mn>2</mn>
            </msup>
          </mrow>
        </mfrac>
        <mo stretchy="false">+</mo>
        <mrow>
          <mn>2</mn>
          <mfrac>
            <msup>
              <mi>t</mi>
              <mn>11</mn>
            </msup>
            <mrow>
              <mn>11</mn>
              <mo stretchy="false">∗</mo>
              <mn>7</mn>
              <mo stretchy="false">∗</mo>
              <msup>
                <mn>3</mn>
                <mn>3</mn>
              </msup>
            </mrow>
          </mfrac>
        </mrow>
        <mo stretchy="false">+</mo>
        <mfrac>
          <msup>
            <mi>t</mi>
            <mn>15</mn>
          </msup>
          <mrow>
            <msup>
              <mn>7</mn>
              <mn>2</mn>
            </msup>
            <mo stretchy="false">∗</mo>
            <msup>
              <mn>3</mn>
              <mn>5</mn>
            </msup>
            <mo stretchy="false">∗</mo>
            <mn>5</mn>
          </mrow>
        </mfrac>
        <mo stretchy="false">+</mo>
        <mfrac>
          <mrow>
            <mn>4</mn>
            <msup>
              <mi>t</mi>
              <mn>15</mn>
            </msup>
          </mrow>
          <mrow>
            <mn>5</mn>
            <mo stretchy="false">∗</mo>
            <mn>11</mn>
            <mo stretchy="false">∗</mo>
            <mn>7</mn>
            <mo stretchy="false">∗</mo>
            <msup>
              <mn>3</mn>
              <mn>5</mn>
            </msup>
          </mrow>
        </mfrac>
        <mo stretchy="false">+</mo>
        <mfrac>
          <mrow>
            <mn>2</mn>
            <msup>
              <mi>t</mi>
              <mn>19</mn>
            </msup>
          </mrow>
          <mrow>
            <mn>19</mn>
            <mo stretchy="false">∗</mo>
            <msup>
              <mn>3</mn>
              <mn>6</mn>
            </msup>
            <mo stretchy="false">∗</mo>
            <mn>5</mn>
            <mo stretchy="false">∗</mo>
            <msup>
              <mn>7</mn>
              <mn>2</mn>
            </msup>
          </mrow>
        </mfrac>
        <mo stretchy="false">+</mo>
        <mfrac>
          <mrow>
            <mn>4</mn>
            <msup>
              <mi>t</mi>
              <mn>19</mn>
            </msup>
          </mrow>
          <mrow>
            <mn>19</mn>
            <mo stretchy="false">∗</mo>
            <msup>
              <mn>7</mn>
              <mn>2</mn>
            </msup>
            <mo stretchy="false">∗</mo>
            <mn>11</mn>
            <mo stretchy="false">∗</mo>
            <msup>
              <mn>3</mn>
              <mn>5</mn>
            </msup>
          </mrow>
        </mfrac>
        <mo stretchy="false">+</mo>
        <mfrac>
          <mrow>
            <mn>4</mn>
            <mo stretchy="false">∗</mo>
            <msup>
              <mi>t</mi>
              <mn>23</mn>
            </msup>
          </mrow>
          <mrow>
            <mn>23</mn>
            <mo stretchy="false">∗</mo>
            <msup>
              <mn>11</mn>
              <mn>2</mn>
            </msup>
            <mo stretchy="false">∗</mo>
            <msup>
              <mn>7</mn>
              <mn>2</mn>
            </msup>
            <mo stretchy="false">∗</mo>
            <msup>
              <mn>3</mn>
              <mn>6</mn>
            </msup>
          </mrow>
        </mfrac>
        <mo stretchy="false">+</mo>
        <mrow/>
      </mrow>
    </mrow>
    <annotation encoding="StarMath 5.0">y^{ (4) } = x^3 over 3 + x^7 over { 7*3^2 }+  {2t^11 over {11*7*3^3}} + { t^15 over {7^2*3^5*5} +{{4t^15} over {5*11*7*3^5}}+{{2t^19} over {19*3^6*5*7^2}} + {{4t^19} over {19*7^2*11*3^5}}+ {4*t^23} over {23*11^2*7^2*3^6} + { } }</annotation>
  </semantics>
</math>
</file>

<file path=Object 12/content.xml><?xml version="1.0" encoding="utf-8"?>
<math xmlns="http://www.w3.org/1998/Math/MathML" display="block">
  <semantics>
    <mrow>
      <mrow>
        <mo stretchy="false">+</mo>
        <mfrac>
          <mrow>
            <mn>2</mn>
            <msup>
              <mi>t</mi>
              <mn>23</mn>
            </msup>
          </mrow>
          <mrow>
            <mn>23</mn>
            <mo stretchy="false">∗</mo>
            <msup>
              <mn>7</mn>
              <mn>3</mn>
            </msup>
            <mo stretchy="false">∗</mo>
            <msup>
              <mn>3</mn>
              <mn>7</mn>
            </msup>
            <mo stretchy="false">∗</mo>
            <mn>5</mn>
          </mrow>
        </mfrac>
      </mrow>
      <mo stretchy="false">+</mo>
      <mfrac>
        <mrow>
          <mn>4</mn>
          <msup>
            <mi>t</mi>
            <mn>27</mn>
          </msup>
        </mrow>
        <mrow>
          <mn>11</mn>
          <mo stretchy="false">∗</mo>
          <msup>
            <mn>7</mn>
            <mn>3</mn>
          </msup>
          <mo stretchy="false">∗</mo>
          <mn>5</mn>
          <mo stretchy="false">∗</mo>
          <msup>
            <mn>3</mn>
            <mn>12</mn>
          </msup>
        </mrow>
      </mfrac>
      <mo stretchy="false">+</mo>
      <mfrac>
        <msup>
          <mi>t</mi>
          <mn>31</mn>
        </msup>
        <mrow>
          <mn>31</mn>
          <mo stretchy="false">∗</mo>
          <msup>
            <mn>3</mn>
            <mn>10</mn>
          </msup>
          <mo stretchy="false">∗</mo>
          <msup>
            <mn>5</mn>
            <mn>2</mn>
          </msup>
          <mo stretchy="false">∗</mo>
          <msup>
            <mn>7</mn>
            <mn>4</mn>
          </msup>
        </mrow>
      </mfrac>
    </mrow>
    <annotation encoding="StarMath 5.0">+{{2t^23} over {23*7^3*3^7*5}}+ {{4t^27} over {11*7^3*5*3^12}}  + t^31 over {31*3^10*5^2*7^4}</annotation>
  </semantics>
</math>
</file>

<file path=Object 13/content.xml><?xml version="1.0" encoding="utf-8"?>
<math xmlns="http://www.w3.org/1998/Math/MathML" display="block">
  <semantics>
    <mrow>
      <msup>
        <mi>y</mi>
        <mrow>
          <mo fence="true" stretchy="false">(</mo>
          <mrow>
            <mn>4</mn>
          </mrow>
          <mo fence="true" stretchy="false">)</mo>
        </mrow>
      </msup>
      <mo stretchy="false">=</mo>
      <mrow>
        <mfrac>
          <msup>
            <mi>x</mi>
            <mn>3</mn>
          </msup>
          <mn>3</mn>
        </mfrac>
        <mo stretchy="false">+</mo>
        <mfrac>
          <msup>
            <mi>x</mi>
            <mn>7</mn>
          </msup>
          <mn>63</mn>
        </mfrac>
        <mo stretchy="false">+</mo>
        <mrow>
          <mn>2</mn>
          <mfrac>
            <msup>
              <mi>t</mi>
              <mn>11</mn>
            </msup>
            <mn>2079</mn>
          </mfrac>
        </mrow>
        <mo stretchy="false">+</mo>
        <mfrac>
          <msup>
            <mi>t</mi>
            <mn>15</mn>
          </msup>
          <mrow>
            <msup>
              <mn>63</mn>
              <mn>2</mn>
            </msup>
            <mo stretchy="false">∗</mo>
            <mn>55</mn>
          </mrow>
        </mfrac>
        <mo stretchy="false">+</mo>
        <mfrac>
          <mrow>
            <mn>82</mn>
            <msup>
              <mi>t</mi>
              <mn>19</mn>
            </msup>
          </mrow>
          <mrow>
            <mn>19</mn>
            <mo stretchy="false">∗</mo>
            <mn>441</mn>
            <mo stretchy="false">∗</mo>
            <mn>27</mn>
            <mo stretchy="false">∗</mo>
            <mn>165</mn>
          </mrow>
        </mfrac>
        <mo stretchy="false">+</mo>
        <mfrac>
          <mrow>
            <mn>662</mn>
            <mo stretchy="false">∗</mo>
            <msup>
              <mi>t</mi>
              <mn>23</mn>
            </msup>
          </mrow>
          <mrow>
            <mn>23</mn>
            <mo stretchy="false">∗</mo>
            <msup>
              <mn>21</mn>
              <mn>2</mn>
            </msup>
            <mo stretchy="false">∗</mo>
            <msup>
              <mn>99</mn>
              <mn>2</mn>
            </msup>
            <mo stretchy="false">∗</mo>
            <mn>105</mn>
          </mrow>
        </mfrac>
        <mo stretchy="false">+</mo>
        <mfrac>
          <mrow>
            <mn>4</mn>
            <msup>
              <mi>t</mi>
              <mn>27</mn>
            </msup>
          </mrow>
          <mrow>
            <msup>
              <mn>21</mn>
              <mn>3</mn>
            </msup>
            <mo stretchy="false">∗</mo>
            <msup>
              <mn>3</mn>
              <mn>8</mn>
            </msup>
            <mo stretchy="false">∗</mo>
            <mn>55</mn>
          </mrow>
        </mfrac>
        <mo stretchy="false">+</mo>
        <mfrac>
          <msup>
            <mi>t</mi>
            <mn>31</mn>
          </msup>
          <mrow>
            <mn>31</mn>
            <mo stretchy="false">∗</mo>
            <msup>
              <mn>3</mn>
              <mn>10</mn>
            </msup>
            <mo stretchy="false">∗</mo>
            <msup>
              <mn>5</mn>
              <mn>2</mn>
            </msup>
            <mo stretchy="false">∗</mo>
            <msup>
              <mn>7</mn>
              <mn>4</mn>
            </msup>
          </mrow>
        </mfrac>
      </mrow>
    </mrow>
    <annotation encoding="StarMath 5.0">y^{ (4) } = x^3 over 3 + x^7 over { 63 }+  {2t^11 over {2079}} + { t^15 over {63^2*55} +{{82t^19} over {19*441*27*165}} + {662*t^23} over {23*21^2*99^2*105} + {{4t^27} over {21^3*3^8*55}}  + t^31 over {31*3^10*5^2*7^4} }</annotation>
  </semantics>
</math>
</file>

<file path=Object 14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row>
            <mi>h</mi>
            <mo stretchy="false">∗</mo>
            <mi>f</mi>
          </mrow>
        </mrow>
      </mrow>
      <mrow>
        <mo fence="true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stretchy="false">)</mo>
      </mrow>
    </mrow>
    <annotation encoding="StarMath 5.0">y_{ n+1 } = y_n + h* f ( x_n, y_n )</annotation>
  </semantics>
</math>
</file>

<file path=Object 15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o stretchy="false">=</mo>
      <mrow>
        <msub>
          <mi>y</mi>
          <mi>n</mi>
        </msub>
        <mo stretchy="false">+</mo>
        <mrow>
          <mi>h</mi>
          <mo stretchy="false">∗</mo>
          <mrow>
            <mo fence="true" stretchy="false">(</mo>
            <mrow>
              <mrow>
                <mi>f</mi>
                <mrow>
                  <mo fence="true" stretchy="false">(</mo>
                  <mrow>
                    <mrow>
                      <msub>
                        <mi>x</mi>
                        <mrow>
                          <mi>n</mi>
                          <mo stretchy="false">+</mo>
                          <mn>1</mn>
                        </mrow>
                      </msub>
                      <mi>,</mi>
                      <msub>
                        <mi>y</mi>
                        <mrow>
                          <mi>n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n+1 } = y_n + h*( f(x_{n+1}, y_{n+1})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f( x,y ) = x^2+y^2</annotation>
  </semantics>
</math>
</file>

<file path=Object 17/content.xml><?xml version="1.0" encoding="utf-8"?>
<math xmlns="http://www.w3.org/1998/Math/MathML" display="block">
  <semantics>
    <msub>
      <mi>y</mi>
      <mrow>
        <mi>n</mi>
        <mo stretchy="false">+</mo>
        <mn>1</mn>
      </mrow>
    </msub>
    <annotation encoding="StarMath 5.0">y_{ n+1 }</annotation>
  </semantics>
</math>
</file>

<file path=Object 18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o stretchy="false">=</mo>
      <mrow>
        <msub>
          <mi>y</mi>
          <mi>n</mi>
        </msub>
        <mo stretchy="false">+</mo>
        <mrow>
          <mi>h</mi>
          <mo stretchy="false">∗</mo>
          <mrow>
            <mo fence="true" stretchy="false">(</mo>
            <mrow>
              <mrow>
                <msubsup>
                  <mi>x</mi>
                  <mrow>
                    <mi>n</mi>
                    <mo stretchy="false">+</mo>
                    <mn>1</mn>
                  </mrow>
                  <mn>2</mn>
                </msubsup>
                <mo stretchy="false">+</mo>
                <msubsup>
                  <mi>y</mi>
                  <mrow>
                    <mi>n</mi>
                    <mo stretchy="false">+</mo>
                    <mn>1</mn>
                  </mrow>
                  <mn>2</mn>
                </msubsup>
              </mrow>
            </mrow>
            <mo fence="true" stretchy="false">)</mo>
          </mrow>
        </mrow>
      </mrow>
    </mrow>
    <annotation encoding="StarMath 5.0">y_{ n+1 } = y_n + h* ( x_{n+1}^2 + y_{n+1}^2 )</annotation>
  </semantics>
</math>
</file>

<file path=Object 19/content.xml><?xml version="1.0" encoding="utf-8"?>
<math xmlns="http://www.w3.org/1998/Math/MathML" display="block">
  <semantics>
    <mrow>
      <mrow>
        <msubsup>
          <mi>y</mi>
          <mrow>
            <mi>n</mi>
            <mo stretchy="false">+</mo>
            <mn>1</mn>
          </mrow>
          <mn>2</mn>
        </msubsup>
        <mo stretchy="false">−</mo>
        <mrow>
          <mfrac>
            <mn>1</mn>
            <mi>h</mi>
          </mfrac>
          <mo stretchy="false">∗</mo>
          <msub>
            <mi>y</mi>
            <mrow>
              <mi>n</mi>
              <mo stretchy="false">+</mo>
              <mn>1</mn>
            </mrow>
          </msub>
        </mrow>
        <mo stretchy="false">+</mo>
        <mrow>
          <mfrac>
            <mn>1</mn>
            <mi>h</mi>
          </mfrac>
          <mo stretchy="false">∗</mo>
          <msub>
            <mi>y</mi>
            <mi>n</mi>
          </msub>
        </mrow>
        <mo stretchy="false">+</mo>
        <msubsup>
          <mi>x</mi>
          <mrow>
            <mi>n</mi>
            <mo stretchy="false">+</mo>
            <mn>1</mn>
          </mrow>
          <mn>2</mn>
        </msubsup>
      </mrow>
      <mo stretchy="false">=</mo>
      <mn>0</mn>
    </mrow>
    <annotation encoding="StarMath 5.0">y_{ n+1 }^2 - 1 over h * y_{ n+1 } + 1 over h * y_n + x_{ n+1 }^2 = 0</annotation>
  </semantics>
</math>
</file>

<file path=Object 2/content.xml><?xml version="1.0" encoding="utf-8"?>
<math xmlns="http://www.w3.org/1998/Math/MathML" display="block">
  <semantics>
    <mrow>
      <msup>
        <mi>y</mi>
        <mrow>
          <mo fence="true" stretchy="false">(</mo>
          <mrow>
            <mn>1</mn>
          </mrow>
          <mo fence="true" stretchy="false">)</mo>
        </mrow>
      </msup>
      <mrow>
        <mrow>
          <mo fence="true" stretchy="false">(</mo>
          <mrow>
            <mi>x</mi>
          </mrow>
          <mo fence="true" stretchy="false">)</mo>
        </mrow>
        <mo stretchy="false">=</mo>
        <mrow>
          <mn>0</mn>
          <mo stretchy="false">+</mo>
          <mrow>
            <munderover>
              <mo stretchy="false">∫</mo>
              <mn>0</mn>
              <mi>x</mi>
            </munderover>
            <msup>
              <mi>t</mi>
              <mn>2</mn>
            </msup>
          </mrow>
        </mrow>
      </mrow>
      <mrow>
        <mi mathvariant="italic">dt</mi>
        <mo stretchy="false">=</mo>
        <mfrac>
          <msup>
            <mi>x</mi>
            <mn>3</mn>
          </msup>
          <mn>3</mn>
        </mfrac>
      </mrow>
    </mrow>
    <annotation encoding="StarMath 5.0">y^{ (1) }( x ) = 0 + int from 0 to x t^2 dt = x^3 over 3  </annotation>
  </semantics>
</math>
</file>

<file path=Object 20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o stretchy="false">=</mo>
      <mrow>
        <mfrac>
          <mn>1</mn>
          <mrow>
            <mn>2</mn>
            <mi>h</mi>
          </mrow>
        </mfrac>
        <mo stretchy="false">±</mo>
        <msqrt>
          <mrow>
            <mfrac>
              <mn>1</mn>
              <mrow>
                <mn>4</mn>
                <mi>h</mi>
              </mrow>
            </mfrac>
            <mo stretchy="false">−</mo>
            <msubsup>
              <mi>x</mi>
              <mrow>
                <mi>n</mi>
                <mo stretchy="false">+</mo>
                <mn>1</mn>
              </mrow>
              <mn>2</mn>
            </msubsup>
            <mo stretchy="false">−</mo>
            <mfrac>
              <msub>
                <mi>y</mi>
                <mi>n</mi>
              </msub>
              <mi>h</mi>
            </mfrac>
          </mrow>
        </msqrt>
      </mrow>
    </mrow>
    <annotation encoding="StarMath 5.0">y_{ n+1 } = 1 over { 2h } +- sqrt { 1 over{4h} - x_{n+1}^2 - y_n over h }</annotation>
  </semantics>
</math>
</file>

<file path=Object 3/content.xml><?xml version="1.0" encoding="utf-8"?>
<math xmlns="http://www.w3.org/1998/Math/MathML" display="block">
  <semantics>
    <mtable>
      <mtr>
        <mtd>
          <mrow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row>
                  <mi>x</mi>
                  <mi>,</mi>
                  <mi>u</mi>
                </mrow>
              </mrow>
              <mo fence="true" stretchy="false">)</mo>
            </mrow>
          </mrow>
        </mtd>
      </mtr>
      <mtr>
        <mtd>
          <mrow>
            <mi>u</mi>
            <mrow>
              <mrow>
                <mo fence="true" stretchy="false">(</mo>
                <mrow>
                  <mi>ξ</mi>
                </mrow>
                <mo fence="true" stretchy="false">)</mo>
              </mrow>
              <mo stretchy="false">=</mo>
              <mi>η</mi>
            </mrow>
          </mrow>
        </mtd>
      </mtr>
    </mtable>
    <annotation encoding="StarMath 5.0"> binom{u'(x) = f(x,u)}{u( %xi ) = %eta}</annotation>
  </semantics>
</math>
</file>

<file path=Object 4/content.xml><?xml version="1.0" encoding="utf-8"?>
<math xmlns="http://www.w3.org/1998/Math/MathML" display="block">
  <semantics>
    <mtable>
      <mtr>
        <mtd>
          <mrow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2</mn>
                </msup>
                <mo stretchy="false">+</mo>
                <msup>
                  <mi>u</mi>
                  <mn>2</mn>
                </msup>
              </mrow>
            </mrow>
          </mrow>
        </mtd>
      </mtr>
      <mtr>
        <mtd>
          <mrow>
            <mi>u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binom { u'(x) = x^2+u^2} { u(0) = 0 }</annotation>
  </semantics>
</math>
</file>

<file path=Object 5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n>2</mn>
            </mrow>
            <mo fence="true" stretchy="false">)</mo>
          </mrow>
        </msup>
        <mo stretchy="false">=</mo>
        <mrow>
          <mn>0</mn>
          <mo stretchy="false">+</mo>
          <mrow>
            <munderover>
              <mo stretchy="false">∫</mo>
              <mn>0</mn>
              <mi>x</mi>
            </munderover>
            <mrow>
              <mo fence="true" stretchy="false">[</mo>
              <mrow>
                <mrow>
                  <msup>
                    <mi>t</mi>
                    <mn>2</mn>
                  </msup>
                  <mo stretchy="false">+</mo>
                  <msup>
                    <mrow>
                      <mo fence="true" stretchy="false">(</mo>
                      <mrow>
                        <mfrac>
                          <msup>
                            <mi>t</mi>
                            <mn>3</mn>
                          </msup>
                          <mn>3</mn>
                        </mfrac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</mrow>
      </mrow>
      <mrow>
        <mi mathvariant="italic">dt</mi>
        <mo stretchy="false">=</mo>
        <mrow>
          <mfrac>
            <msup>
              <mi>x</mi>
              <mn>3</mn>
            </msup>
            <mn>3</mn>
          </mfrac>
          <mo stretchy="false">+</mo>
          <mfrac>
            <msup>
              <mi>x</mi>
              <mn>7</mn>
            </msup>
            <mn>63</mn>
          </mfrac>
        </mrow>
      </mrow>
    </mrow>
    <annotation encoding="StarMath 5.0">y^{ (2) } = 0 + int from 0 to x [ t^2 + (t^3 over 3)^2 ]dt = x^3 over 3 + x^7 over 63 
</annotation>
  </semantics>
</math>
</file>

<file path=Object 6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n>3</mn>
            </mrow>
            <mo fence="true" stretchy="false">)</mo>
          </mrow>
        </msup>
        <mo stretchy="false">=</mo>
        <mrow>
          <mn>0</mn>
          <mo stretchy="false">+</mo>
          <mrow>
            <munderover>
              <mo stretchy="false">∫</mo>
              <mn>0</mn>
              <mi>x</mi>
            </munderover>
            <mrow>
              <mo fence="true" stretchy="false">[</mo>
              <mrow>
                <mrow>
                  <msup>
                    <mi>t</mi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+</mo>
                          <mfrac>
                            <msup>
                              <mi>x</mi>
                              <mn>7</mn>
                            </msup>
                            <mn>63</mn>
                          </mfrac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</mrow>
      </mrow>
      <mrow>
        <mi mathvariant="italic">dt</mi>
        <mo stretchy="false">=</mo>
        <mrow>
          <mfrac>
            <msup>
              <mi>x</mi>
              <mn>3</mn>
            </msup>
            <mn>3</mn>
          </mfrac>
          <mo stretchy="false">+</mo>
          <mfrac>
            <msup>
              <mi>x</mi>
              <mn>7</mn>
            </msup>
            <mn>63</mn>
          </mfrac>
          <mo stretchy="false">+</mo>
          <mn>2</mn>
        </mrow>
      </mrow>
      <mrow>
        <mfrac>
          <msup>
            <mi>x</mi>
            <mn>11</mn>
          </msup>
          <mn>2079</mn>
        </mfrac>
        <mo stretchy="false">+</mo>
        <mfrac>
          <msup>
            <mi>x</mi>
            <mn>15</mn>
          </msup>
          <mn>59535</mn>
        </mfrac>
      </mrow>
    </mrow>
    <annotation encoding="StarMath 5.0">y^{ (3) } = 0 + int from 0 to x [ t^2+(x^3 over 3 + x^7 over 63)^2 ]dt = x^3 over 3 + x^7 over 63 + 2x^11 over 2079 + x^15 over 59535</annotation>
  </semantics>
</math>
</file>

<file path=Object 7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n>4</mn>
            </mrow>
            <mo fence="true" stretchy="false">)</mo>
          </mrow>
        </msup>
        <mo stretchy="false">=</mo>
        <mrow>
          <mn>0</mn>
          <mo stretchy="false">+</mo>
          <mrow>
            <munderover>
              <mo stretchy="false">∫</mo>
              <mn>0</mn>
              <mi>x</mi>
            </munderover>
            <mrow>
              <mo fence="true" stretchy="false">[</mo>
              <mrow>
                <mrow>
                  <msup>
                    <mi>t</mi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frac>
                              <msup>
                                <mi>t</mi>
                                <mn>3</mn>
                              </msup>
                              <mn>3</mn>
                            </mfrac>
                            <mo stretchy="false">+</mo>
                            <mfrac>
                              <msup>
                                <mi>t</mi>
                                <mn>7</mn>
                              </msup>
                              <mrow>
                                <mn>7</mn>
                                <mo stretchy="false">∗</mo>
                                <msup>
                                  <mn>3</mn>
                                  <mn>2</mn>
                                </msup>
                              </mrow>
                            </mfrac>
                            <mo stretchy="false">+</mo>
                            <mn>2</mn>
                          </mrow>
                          <mrow>
                            <mfrac>
                              <msup>
                                <mi>t</mi>
                                <mn>11</mn>
                              </msup>
                              <mrow>
                                <mn>11</mn>
                                <mo stretchy="false">∗</mo>
                                <mn>7</mn>
                                <mo stretchy="false">∗</mo>
                                <msup>
                                  <mn>3</mn>
                                  <mn>3</mn>
                                </msup>
                              </mrow>
                            </mfrac>
                            <mo stretchy="false">+</mo>
                            <mfrac>
                              <msup>
                                <mi>t</mi>
                                <mn>15</mn>
                              </msup>
                              <mrow>
                                <msup>
                                  <mn>3</mn>
                                  <mn>5</mn>
                                </msup>
                                <mo stretchy="false">∗</mo>
                                <mn>5</mn>
                                <mo stretchy="false">∗</mo>
                                <msup>
                                  <mn>7</mn>
                                  <mn>2</mn>
                                </msup>
                              </mrow>
                            </mfrac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</mrow>
      </mrow>
      <mrow>
        <mi mathvariant="italic">dt</mi>
        <mo stretchy="false">=</mo>
        <mrow>
          <munderover>
            <mo stretchy="false">∫</mo>
            <mn>0</mn>
            <mi>x</mi>
          </munderover>
          <mrow>
            <mo fence="true" stretchy="false">[</mo>
            <mrow>
              <mrow>
                <msup>
                  <mi>t</mi>
                  <mn>2</mn>
                </msup>
                <mo stretchy="false">+</mo>
                <msup>
                  <mrow>
                    <mo fence="true" stretchy="false">(</mo>
                    <mrow>
                      <mfrac>
                        <msup>
                          <mi>t</mi>
                          <mn>3</mn>
                        </msup>
                        <mn>3</mn>
                      </mfrac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frac>
                        <msup>
                          <mi>t</mi>
                          <mn>7</mn>
                        </msup>
                        <mrow>
                          <mn>7</mn>
                          <mo stretchy="false">∗</mo>
                          <msup>
                            <mn>3</mn>
                            <mn>2</mn>
                          </msup>
                        </mrow>
                      </mfrac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2</mn>
                        <mfrac>
                          <msup>
                            <mi>t</mi>
                            <mn>11</mn>
                          </msup>
                          <mrow>
                            <mn>11</mn>
                            <mo stretchy="false">∗</mo>
                            <mn>7</mn>
                            <mo stretchy="false">∗</mo>
                            <msup>
                              <mn>3</mn>
                              <mn>3</mn>
                            </msup>
                          </mrow>
                        </mfrac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frac>
                        <msup>
                          <mi>t</mi>
                          <mn>15</mn>
                        </msup>
                        <mrow>
                          <msup>
                            <mn>3</mn>
                            <mn>5</mn>
                          </msup>
                          <mo stretchy="false">∗</mo>
                          <mn>5</mn>
                          <mo stretchy="false">∗</mo>
                          <msup>
                            <mn>7</mn>
                            <mn>2</mn>
                          </msup>
                        </mrow>
                      </mfrac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</mrow>
      </mrow>
    </mrow>
    <annotation encoding="StarMath 5.0">
y^{ (4) } = 0 + int from 0 to x [ t^2 + (t^3 over 3 + t^7 over {7*3^2} + 2t^11 over {11 * 7 * 3^3} + t^15 over {3^5*5*7^2})^2 ]dt =  int from 0 to x [  t^2 + (t^3 over 3)^2 + (t^7 over {7*3^2})^2 +  (2t^11 over {11 * 7 * 3^3})^2 + (t^15 over {3^5*5*7^2})^2 
 ] </annotation>
  </semantics>
</math>
</file>

<file path=Object 8/content.xml><?xml version="1.0" encoding="utf-8"?>
<math xmlns="http://www.w3.org/1998/Math/MathML" display="block">
  <semantics>
    <mrow>
      <mrow>
        <mo stretchy="false">+</mo>
        <mrow>
          <mo fence="true" stretchy="false">[</mo>
          <mrow>
            <mrow>
              <mrow>
                <mfrac>
                  <mrow>
                    <mn>2</mn>
                    <msup>
                      <mi>t</mi>
                      <mn>3</mn>
                    </msup>
                  </mrow>
                  <mn>3</mn>
                </mfrac>
                <mo stretchy="false">∗</mo>
                <mfrac>
                  <msup>
                    <mi>t</mi>
                    <mn>7</mn>
                  </msup>
                  <mrow>
                    <mn>7</mn>
                    <mo stretchy="false">∗</mo>
                    <msup>
                      <mn>3</mn>
                      <mn>2</mn>
                    </msup>
                  </mrow>
                </mfrac>
              </mrow>
              <mo stretchy="false">+</mo>
              <mrow>
                <mfrac>
                  <mrow>
                    <mn>2</mn>
                    <msup>
                      <mi>t</mi>
                      <mn>3</mn>
                    </msup>
                  </mrow>
                  <mn>3</mn>
                </mfrac>
                <mo stretchy="false">∗</mo>
                <mfrac>
                  <mrow>
                    <mn>2</mn>
                    <msup>
                      <mi>t</mi>
                      <mn>11</mn>
                    </msup>
                  </mrow>
                  <mrow>
                    <mn>11</mn>
                    <mo stretchy="false">∗</mo>
                    <mn>7</mn>
                    <mo stretchy="false">∗</mo>
                    <msup>
                      <mn>3</mn>
                      <mn>3</mn>
                    </msup>
                  </mrow>
                </mfrac>
              </mrow>
              <mo stretchy="false">+</mo>
              <mrow>
                <mfrac>
                  <mrow>
                    <mn>2</mn>
                    <msup>
                      <mi>t</mi>
                      <mn>3</mn>
                    </msup>
                  </mrow>
                  <mn>3</mn>
                </mfrac>
                <mo stretchy="false">∗</mo>
                <mfrac>
                  <msup>
                    <mi>t</mi>
                    <mn>15</mn>
                  </msup>
                  <mrow>
                    <msup>
                      <mn>3</mn>
                      <mn>5</mn>
                    </msup>
                    <mo stretchy="false">∗</mo>
                    <mn>5</mn>
                    <mo stretchy="false">∗</mo>
                    <msup>
                      <mn>7</mn>
                      <mn>2</mn>
                    </msup>
                  </mrow>
                </mfrac>
              </mrow>
              <mo stretchy="false">+</mo>
              <mrow>
                <mfrac>
                  <mrow>
                    <mn>2</mn>
                    <msup>
                      <mi>t</mi>
                      <mn>7</mn>
                    </msup>
                  </mrow>
                  <mrow>
                    <mn>7</mn>
                    <mo stretchy="false">∗</mo>
                    <msup>
                      <mn>3</mn>
                      <mn>2</mn>
                    </msup>
                  </mrow>
                </mfrac>
                <mo stretchy="false">∗</mo>
                <mfrac>
                  <mrow>
                    <mn>2</mn>
                    <msup>
                      <mi>t</mi>
                      <mn>11</mn>
                    </msup>
                  </mrow>
                  <mrow>
                    <mn>11</mn>
                    <mo stretchy="false">∗</mo>
                    <mn>7</mn>
                    <mo stretchy="false">∗</mo>
                    <msup>
                      <mn>3</mn>
                      <mn>3</mn>
                    </msup>
                  </mrow>
                </mfrac>
              </mrow>
              <mo stretchy="false">+</mo>
              <mrow>
                <mfrac>
                  <mrow>
                    <mn>2</mn>
                    <msup>
                      <mi>t</mi>
                      <mn>7</mn>
                    </msup>
                  </mrow>
                  <mrow>
                    <mn>7</mn>
                    <mo stretchy="false">∗</mo>
                    <msup>
                      <mn>3</mn>
                      <mn>2</mn>
                    </msup>
                  </mrow>
                </mfrac>
                <mo stretchy="false">∗</mo>
                <mfrac>
                  <msup>
                    <mi>t</mi>
                    <mn>15</mn>
                  </msup>
                  <mrow>
                    <msup>
                      <mn>3</mn>
                      <mn>5</mn>
                    </msup>
                    <mo stretchy="false">∗</mo>
                    <mn>5</mn>
                    <mo stretchy="false">∗</mo>
                    <msup>
                      <mn>7</mn>
                      <mn>2</mn>
                    </msup>
                  </mrow>
                </mfrac>
              </mrow>
              <mo stretchy="false">+</mo>
              <mrow>
                <mfrac>
                  <mrow>
                    <mn>2</mn>
                    <mo stretchy="false">∗</mo>
                    <mrow>
                      <mn>2</mn>
                      <msup>
                        <mi>t</mi>
                        <mn>11</mn>
                      </msup>
                    </mrow>
                  </mrow>
                  <mrow>
                    <mn>11</mn>
                    <mo stretchy="false">∗</mo>
                    <mn>7</mn>
                    <mo stretchy="false">∗</mo>
                    <msup>
                      <mn>3</mn>
                      <mn>3</mn>
                    </msup>
                  </mrow>
                </mfrac>
                <mo stretchy="false">∗</mo>
                <mfrac>
                  <msup>
                    <mi>t</mi>
                    <mn>15</mn>
                  </msup>
                  <mrow>
                    <msup>
                      <mn>3</mn>
                      <mn>5</mn>
                    </msup>
                    <mo stretchy="false">∗</mo>
                    <mn>5</mn>
                    <mo stretchy="false">∗</mo>
                    <msup>
                      <mn>7</mn>
                      <mn>2</mn>
                    </msup>
                  </mrow>
                </mfrac>
              </mrow>
            </mrow>
          </mrow>
          <mo fence="true" stretchy="false">]</mo>
        </mrow>
      </mrow>
      <mi mathvariant="italic">dt</mi>
    </mrow>
    <annotation encoding="StarMath 5.0">+[{{2t^3} over 3} * {t^7 over {7*3^2}} +  {{2  t^3} over 3} * {{2t^11} over {11 * 7 * 3^3}} + {{2  t^3} over 3} * {t^15 over {3^5*5*7^2}} + {{2t^7} over {7*3^2}} * {{2t^11} over {11 * 7 * 3^3}} + {{2t^7} over {7*3^2}} *  {t^15 over {3^5*5*7^2}}  + {2 * {2t^11} over {11 * 7 * 3^3}}*  {t^15 over {3^5*5*7^2}}] dt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n>0</mn>
          <mi>x</mi>
        </munderover>
        <mrow>
          <mo fence="true" stretchy="false">[</mo>
          <mrow>
            <mrow>
              <msup>
                <mi>t</mi>
                <mn>2</mn>
              </msup>
              <mo stretchy="false">+</mo>
              <mfrac>
                <msup>
                  <mi>t</mi>
                  <mn>6</mn>
                </msup>
                <msup>
                  <mn>3</mn>
                  <mn>2</mn>
                </msup>
              </mfrac>
              <mo stretchy="false">+</mo>
              <mfrac>
                <msup>
                  <mi>t</mi>
                  <mn>14</mn>
                </msup>
                <mrow>
                  <msup>
                    <mn>7</mn>
                    <mn>2</mn>
                  </msup>
                  <mo stretchy="false">∗</mo>
                  <msup>
                    <mn>3</mn>
                    <mn>4</mn>
                  </msup>
                </mrow>
              </mfrac>
              <mo stretchy="false">+</mo>
              <mfrac>
                <mrow>
                  <mn>4</mn>
                  <mo stretchy="false">∗</mo>
                  <msup>
                    <mi>t</mi>
                    <mn>22</mn>
                  </msup>
                </mrow>
                <mrow>
                  <msup>
                    <mn>11</mn>
                    <mn>2</mn>
                  </msup>
                  <mo stretchy="false">∗</mo>
                  <msup>
                    <mn>7</mn>
                    <mn>2</mn>
                  </msup>
                  <mo stretchy="false">∗</mo>
                  <msup>
                    <mn>3</mn>
                    <mn>6</mn>
                  </msup>
                </mrow>
              </mfrac>
              <mo stretchy="false">+</mo>
              <mfrac>
                <msup>
                  <mi>t</mi>
                  <mn>30</mn>
                </msup>
                <mrow>
                  <msup>
                    <mn>3</mn>
                    <mn>10</mn>
                  </msup>
                  <mo stretchy="false">∗</mo>
                  <msup>
                    <mn>5</mn>
                    <mn>2</mn>
                  </msup>
                  <mo stretchy="false">∗</mo>
                  <msup>
                    <mn>7</mn>
                    <mn>4</mn>
                  </msup>
                </mrow>
              </mfrac>
              <mo stretchy="false">+</mo>
              <mrow>
                <mn>2</mn>
                <mfrac>
                  <msup>
                    <mi>t</mi>
                    <mn>10</mn>
                  </msup>
                  <mrow>
                    <mn>7</mn>
                    <mo stretchy="false">∗</mo>
                    <msup>
                      <mn>3</mn>
                      <mn>3</mn>
                    </msup>
                  </mrow>
                </mfrac>
              </mrow>
              <mo stretchy="false">+</mo>
              <mfrac>
                <mrow>
                  <mn>4</mn>
                  <msup>
                    <mi>t</mi>
                    <mn>14</mn>
                  </msup>
                </mrow>
                <mrow>
                  <mn>11</mn>
                  <mo stretchy="false">∗</mo>
                  <mn>7</mn>
                  <mo stretchy="false">∗</mo>
                  <msup>
                    <mn>3</mn>
                    <mn>4</mn>
                  </msup>
                </mrow>
              </mfrac>
              <mo stretchy="false">+</mo>
              <mfrac>
                <mrow>
                  <mn>2</mn>
                  <msup>
                    <mi>t</mi>
                    <mn>18</mn>
                  </msup>
                </mrow>
                <mrow>
                  <msup>
                    <mn>3</mn>
                    <mn>6</mn>
                  </msup>
                  <mo stretchy="false">∗</mo>
                  <mn>5</mn>
                  <mo stretchy="false">∗</mo>
                  <msup>
                    <mn>7</mn>
                    <mn>2</mn>
                  </msup>
                </mrow>
              </mfrac>
              <mo stretchy="false">+</mo>
              <mfrac>
                <mrow>
                  <mn>4</mn>
                  <msup>
                    <mi>t</mi>
                    <mn>18</mn>
                  </msup>
                </mrow>
                <mrow>
                  <msup>
                    <mn>7</mn>
                    <mn>2</mn>
                  </msup>
                  <mo stretchy="false">∗</mo>
                  <mn>11</mn>
                  <mo stretchy="false">∗</mo>
                  <msup>
                    <mn>3</mn>
                    <mn>5</mn>
                  </msup>
                </mrow>
              </mfrac>
              <mo stretchy="false">+</mo>
              <mfrac>
                <mrow>
                  <mn>2</mn>
                  <msup>
                    <mi>t</mi>
                    <mn>22</mn>
                  </msup>
                </mrow>
                <mrow>
                  <msup>
                    <mn>7</mn>
                    <mn>3</mn>
                  </msup>
                  <mo stretchy="false">∗</mo>
                  <msup>
                    <mn>3</mn>
                    <mn>7</mn>
                  </msup>
                  <mo stretchy="false">∗</mo>
                  <mn>5</mn>
                </mrow>
              </mfrac>
            </mrow>
          </mrow>
          <mo fence="true" stretchy="false">]</mo>
        </mrow>
      </mrow>
      <mo stretchy="false">+</mo>
      <mrow/>
    </mrow>
    <annotation encoding="StarMath 5.0">int from 0 to x[ t^2 + t^6 over 3^2 + t^14 over {7^2*3^4} + {4*t^22} over {11^2*7^2*3^6} + t^30 over {3^10*5^2*7^4} + {2t^10 over {7*3^3}} + {{4t^14} over {11*7*3^4}}+ {{2t^18} over {3^6*5*7^2}} + {{4t^18} over {7^2*11*3^5}} + {{2t^22} over {7^3*3^7*5}}]+{  }</annotation>
  </semantics>
</math>
</file>